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f36" officeooo:paragraph-rsid="000c6f36"/>
    </style:style>
    <style:style style:name="P2" style:family="paragraph" style:parent-style-name="Standard">
      <style:text-properties fo:font-weight="bold" officeooo:rsid="000c6f36" officeooo:paragraph-rsid="000c6f36" style:font-weight-asian="bold" style:font-weight-complex="bold"/>
    </style:style>
    <style:style style:name="P3" style:family="paragraph" style:parent-style-name="Standard">
      <style:text-properties officeooo:rsid="000ca2c0" officeooo:paragraph-rsid="000ca2c0"/>
    </style:style>
    <style:style style:name="P4" style:family="paragraph" style:parent-style-name="Standard">
      <style:text-properties officeooo:rsid="000e797e" officeooo:paragraph-rsid="000e797e"/>
    </style:style>
    <style:style style:name="P5" style:family="paragraph" style:parent-style-name="Standard" style:list-style-name="L1">
      <style:text-properties officeooo:rsid="000c6f36" officeooo:paragraph-rsid="000ca2c0"/>
    </style:style>
    <style:style style:name="P6" style:family="paragraph" style:parent-style-name="Standard" style:list-style-name="L1">
      <style:text-properties officeooo:rsid="000c6f36" officeooo:paragraph-rsid="000c6f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2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ty of Limerick / Coillte Final Year Project in Forest Data Analytics</text:p>
      <text:p text:style-name="P1"/>
      <text:p text:style-name="P1">This project will focus on the statistical analysis of forest inventory data collected by Coillte as part of their Pre-Sale Measurement programs, which include both PSM1 and PSM2i. The data will consist of field inventory measurements collected within forest stands that are due to be harvested within 2 years of measurement. Further details concerning these datasets are included below. The data &amp; statsistical analysis will consist of an appraisal of these measurement methods as well as a statistical comparison between measured and forecast estimates. </text:p>
      <text:p text:style-name="P1"/>
      <text:p text:style-name="P1"/>
      <text:p text:style-name="P1"/>
      <text:p text:style-name="P2">Datasets</text:p>
      <text:p text:style-name="P1"/>
      <text:p text:style-name="P1">1. PSM1 – field inventory data consisting of top height, stems/ha and mean diameter at breast height (DBH)</text:p>
      <text:p text:style-name="P1">2. PSM2i – <text:span text:style-name="T2">stratified plot based sampling that includes dbh, height and stems/ha as well as qualitative assessment of tree quality</text:span></text:p>
      <text:p text:style-name="P3">3. Satmodo – real-time tree harvesting data delivered via telemetry.</text:p>
      <text:p text:style-name="P4">4. Coillte Stand-level sub-compartment datasets</text:p>
      <text:p text:style-name="P4">5. Coillte Earth observation archives (if required)</text:p>
      <text:p text:style-name="P1"/>
      <text:p text:style-name="P1"/>
      <text:p text:style-name="P1"/>
      <text:p text:style-name="P1"><text:span text:style-name="T1">Learning Objectives</text:span> </text:p>
      <text:p text:style-name="P1"/>
      <text:p text:style-name="P1">1. Full understanding of forest inventory terms and datasets</text:p>
      <text:p text:style-name="P1">2. Statistical analysis of field data and derived estimates (including data visualisation)</text:p>
      <text:p text:style-name="P1">3. Statistical modelling</text:p>
      <text:list xml:id="list2392109872" text:style-name="L1">
        <text:list-item>
          <text:p text:style-name="P5">Review &amp; appraisal of <text:span text:style-name="T2">Nonlinear models for imputing tree heights (cf. Lmfor R package)</text:span></text:p>
        </text:list-item>
        <text:list-item>
          <text:p text:style-name="P6">Review &amp; appraisal of Existing Allometric equations </text:p>
        </text:list-item>
        <text:list-item>
          <text:p text:style-name="P6">Review &amp; appraisal of Existing Taper equations</text:p>
        </text:list-item>
        <text:list-item>
          <text:p text:style-name="P6">Review of growth modelling techniques. 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30:04.619314463</meta:creation-date>
    <dc:date>2018-09-26T16:43:30.709896153</dc:date>
    <meta:editing-duration>PT13M2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219" meta:character-count="1464" meta:non-whitespace-character-count="1259"/>
  </office:meta>
</office:document-meta>
</file>